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50000005666541B53C1B801F9.png" manifest:media-type="image/png"/>
  <manifest:file-entry manifest:full-path="Pictures/10000001000000800000008031B4A8CBE6547400.png" manifest:media-type="image/png"/>
  <manifest:file-entry manifest:full-path="Pictures/100000010000007400000072990A1D65BBE52558.png" manifest:media-type="image/png"/>
  <manifest:file-entry manifest:full-path="Pictures/10000001000001B8000001B8956C845AA49C8C6D.png" manifest:media-type="image/png"/>
  <manifest:file-entry manifest:full-path="Pictures/1000000100000BFF000003B1B633073D397F9E72.png" manifest:media-type="image/png"/>
  <manifest:file-entry manifest:full-path="Pictures/100011DA00001607000006EABD8E1B7A86EE837C.svg" manifest:media-type="image/svg+xml"/>
  <manifest:file-entry manifest:full-path="Pictures/10000001000000D500000043E3D643EC1AA44364.png" manifest:media-type="image/png"/>
  <manifest:file-entry manifest:full-path="Pictures/10000001000000BC0000007E527840E6CC65B128.png" manifest:media-type="image/png"/>
  <manifest:file-entry manifest:full-path="Pictures/10000001000001B4000001908DF7D9974E1E18E1.png" manifest:media-type="image/png"/>
  <manifest:file-entry manifest:full-path="Pictures/10001FDF00003082000008F077F39E3CA36606D5.svg" manifest:media-type="image/svg+xml"/>
  <manifest:file-entry manifest:full-path="Pictures/100000010000010F000000F2AA870BB2FA5BCCC0.png" manifest:media-type="image/png"/>
  <manifest:file-entry manifest:full-path="Pictures/1000000100000401000000B6D8DF321014B9FF54.png" manifest:media-type="image/png"/>
  <manifest:file-entry manifest:full-path="Pictures/10002BC5000069F0000012CF01A7D8AFD7F29286.svg" manifest:media-type="image/svg+xml"/>
  <manifest:file-entry manifest:full-path="Pictures/100000010000019300000098EDAA16B70A30ADFE.png" manifest:media-type="image/png"/>
  <manifest:file-entry manifest:full-path="Pictures/10000BA900000C0300000BC277D87350C05271B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3.941cm" fo:min-width="15.375cm" draw:shadow-opacity="50%"/>
    </style:style>
    <style:style style:name="gr2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5.428cm" fo:min-width="15.375cm" draw:shadow-opacity="5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false" fo:min-height="0.947cm" fo:min-width="0.794cm"/>
    </style:style>
    <style:style style:name="gr6" style:family="graphic" style:parent-style-name="standard">
      <style:graphic-properties draw:fill="solid" draw:fill-color="#e8f2a1" draw:textarea-horizontal-align="justify" draw:textarea-vertical-align="middle" draw:auto-grow-height="false" fo:min-height="0cm" fo:min-width="0.449cm"/>
    </style:style>
    <style:style style:name="gr7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0.206cm" fo:min-width="0.449cm"/>
    </style:style>
    <style:style style:name="gr10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05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203cm" fo:min-width="0.075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0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03cm" fo:min-width="0.07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22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1.404cm" draw:shadow-opacity="75%"/>
    </style:style>
    <style:style style:name="gr23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4.199cm" draw:shadow-opacity="75%"/>
    </style:style>
    <style:style style:name="gr24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274cm" fo:min-width="2.294cm" draw:shadow-opacity="75%"/>
    </style:style>
    <style:style style:name="gr25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076cm" fo:min-width="0.854cm" draw:shadow-opacity="75%"/>
    </style:style>
    <style:style style:name="gr26" style:family="graphic" style:parent-style-name="standard">
      <style:graphic-properties draw:textarea-horizontal-align="justify" draw:textarea-vertical-align="middle" draw:auto-grow-height="false" fo:min-height="0.941cm" fo:min-width="0cm"/>
    </style:style>
    <style:style style:name="gr27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2.839cm" fo:min-width="9.351cm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869cm" fo:min-width="1.5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602cm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1.476cm"/>
    </style:style>
    <style:style style:name="gr35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087cm" fo:min-width="2.08cm" draw:shadow-opacity="50%"/>
    </style:style>
    <style:style style:name="gr36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274cm" fo:min-width="2.08cm" draw:shadow-opacity="50%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3.9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2.318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1.556cm"/>
    </style:style>
    <style:style style:name="gr41" style:family="graphic" style:parent-style-name="standard">
      <style:graphic-properties draw:textarea-horizontal-align="justify" draw:textarea-vertical-align="middle" draw:auto-grow-height="false" fo:min-height="0.766cm" fo:min-width="0.291cm"/>
    </style:style>
    <style:style style:name="gr42" style:family="graphic" style:parent-style-name="standard">
      <style:graphic-properties draw:textarea-horizontal-align="justify" draw:textarea-vertical-align="middle" draw:auto-grow-height="false" fo:min-height="0.788cm" fo:min-width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7cm" fo:min-width="0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88cm" fo:min-width="0.3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1.538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.033cm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1.34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3cm" fo:min-width="0cm"/>
      <style:paragraph-properties style:writing-mode="lr-tb"/>
    </style:style>
    <style:style style:name="gr51" style:family="graphic" style:parent-style-name="objectwithoutfill">
      <style:graphic-properties draw:marker-end="Arrowheads_20_1" draw:marker-end-width="0.2cm" draw:fill="none" draw:textarea-vertical-align="middle"/>
    </style:style>
    <style:style style:name="gr52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25cm" fo:min-width="2.6cm" draw:shadow-opacity="50%"/>
    </style:style>
    <style:style style:name="gr53" style:family="graphic" style:parent-style-name="standard">
      <style:graphic-properties draw:textarea-horizontal-align="justify" draw:textarea-vertical-align="middle" draw:auto-grow-height="false" fo:min-height="0cm" fo:min-width="2.268cm"/>
    </style:style>
    <style:style style:name="gr54" style:family="graphic" style:parent-style-name="standard">
      <style:graphic-properties draw:textarea-horizontal-align="justify" draw:textarea-vertical-align="middle" draw:auto-grow-height="false" fo:min-height="0.722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0.57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7" style:family="graphic" style:parent-style-name="objectwithoutfill">
      <style:graphic-properties draw:marker-end="Arrowheads_20_2" draw:marker-end-width="0.2cm" draw:fill="none" draw:textarea-vertical-align="middle"/>
    </style:style>
    <style:style style:name="gr5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35cm" fo:min-width="2.2cm" draw:shadow-opacity="5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1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2.78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083cm" fo:min-width="0.005cm"/>
    </style:style>
    <style:style style:name="gr62" style:family="graphic" style:parent-style-name="standard">
      <style:graphic-properties draw:textarea-horizontal-align="justify" draw:textarea-vertical-align="middle" draw:auto-grow-height="false" fo:min-height="0.082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0cm"/>
      <style:paragraph-properties style:writing-mode="lr-tb"/>
    </style:style>
    <style:style style:name="gr65" style:family="graphic" style:parent-style-name="objectwithoutfill">
      <style:graphic-properties draw:marker-end="Arrowheads_20_2" draw:marker-end-width="0.1cm" draw:fill="none" draw:textarea-vertical-align="middle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6.05cm" fo:min-width="7.2cm"/>
    </style:style>
    <style:style style:name="gr67" style:family="graphic" style:parent-style-name="standard">
      <style:graphic-properties draw:textarea-horizontal-align="justify" draw:textarea-vertical-align="middle" draw:auto-grow-height="false" fo:min-height="0.756cm" fo:min-width="2.172cm"/>
      <style:paragraph-properties style:writing-mode="lr-tb"/>
    </style:style>
    <style:style style:name="P1" style:family="paragraph">
      <loext:graphic-properties draw:fill="solid" draw:fill-color="#80808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cfe7e5"/>
      <style:paragraph-properties fo:text-align="center"/>
    </style:style>
    <style:style style:name="P5" style:family="paragraph">
      <loext:graphic-properties draw:fill="solid" draw:fill-color="#e8f2a1"/>
      <style:paragraph-properties fo:text-align="center"/>
    </style:style>
    <style:style style:name="P6" style:family="paragraph">
      <loext:graphic-properties draw:fill="solid" draw:fill-color="#c9e1df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ffd7"/>
      <style:paragraph-properties fo:text-align="center"/>
    </style:style>
    <style:style style:name="P9" style:family="paragraph"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0" style:family="paragraph">
      <loext:graphic-properties draw:fill="solid" draw:fill-color="#c9e1df"/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808080" draw:opacity="75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17" style:family="paragraph">
      <loext:graphic-properties draw:fill="solid" draw:fill-color="#ffffff" draw:opacity="5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Bitstream Vera Sans Mono" fo:font-size="6p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10pt" fo:font-style="italic" style:font-size-asian="10pt" style:font-style-asian="italic" style:font-size-complex="10pt" style:font-style-complex="italic"/>
    </style:style>
    <style:style style:name="P20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loext:opacity="100%" fo:font-size="3pt" style:font-size-asian="3pt" style:font-size-complex="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Mono" fo:font-size="7pt" style:font-size-asian="7pt" style:font-size-complex="7pt"/>
    </style:style>
    <style:style style:name="T7" style:family="text">
      <style:text-properties style:font-name="Bitstream Vera Sans Mono" fo:font-size="6pt" style:font-size-asian="6pt" style:font-size-complex="6pt"/>
    </style:style>
    <style:style style:name="T8" style:family="text">
      <style:text-properties style:font-name="Liberation Sans2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Bitstream Vera Sans Mono" fo:font-size="4.40000009536743pt" style:font-size-asian="4.40000009536743pt" style:font-size-complex="4.40000009536743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custom-shape draw:style-name="gr1" draw:text-style-name="P1" draw:layer="layout" svg:width="15.875cm" svg:height="4.191cm" svg:x="1.255cm" svg:y="10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5.678cm" svg:x="1.254cm" svg:y="2.178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2" draw:layer="layout" svg:width="1.778cm" svg:height="1.682cm" svg:x="1.461cm" svg:y="4.6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6cm" svg:y="3.997cm">
            <draw:text-box>
              <text:p><text:span text:style-name="T1">The user</text:span></text:p>
            </draw:text-box>
          </draw:frame>
        </draw:g>
        <draw:g>
          <draw:frame draw:style-name="gr4" draw:text-style-name="P3" draw:layer="layout" svg:width="3.168cm" svg:height="1.543cm" svg:x="2.954cm" svg:y="3.9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3.49cm" svg:y="4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5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2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2cm" svg:y="4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39cm" svg:y="5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5cm" svg:y="5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6cm" svg:y="5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2cm" svg:y="5.197cm">
            <draw:text-box>
              <text:p><text:span text:style-name="T1">ExecutionBroker</text:span></text:p>
            </draw:text-box>
          </draw:frame>
          <draw:g>
            <draw:custom-shape draw:style-name="gr11" draw:text-style-name="P11" draw:layer="layout" svg:width="0.291cm" svg:height="1.719cm" svg:x="5.809cm" svg:y="5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7cm" svg:y="5.7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215cm" svg:y="6.345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7.84cm" svg:y="6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4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4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49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49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29cm" svg:y="3.298cm">
            <draw:text-box>
              <text:p><text:span text:style-name="T1">Execution platform</text:span></text:p>
            </draw:text-box>
          </draw:frame>
          <draw:g>
            <draw:frame draw:style-name="gr3" draw:text-style-name="P2" draw:layer="layout" svg:width="0.875cm" svg:height="0.882cm" svg:x="12.48cm" svg:y="3.8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7cm" svg:y="3.9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8cm" svg:y="3.7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4cm" svg:y="4.6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8cm" svg:y="4.8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49cm" svg:y="5.6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3cm" svg:y="5.5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4cm" svg:y="6.4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3cm" svg:y="6.5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29cm" svg:y="6.2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2cm" svg:y="5.198cm">
            <draw:text-box>
              <text:p><text:span text:style-name="T1">ExecutionWorker</text:span></text:p>
            </draw:text-box>
          </draw:frame>
          <draw:g>
            <draw:custom-shape draw:style-name="gr11" draw:text-style-name="P11" draw:layer="layout" svg:width="0.291cm" svg:height="1.719cm" svg:x="9.209cm" svg:y="5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5.7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5cm" svg:y="6.346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1.24cm" svg:y="6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3" draw:text-style-name="P2" draw:layer="layout" svg:width="1.778cm" svg:height="1.682cm" svg:x="1.462cm" svg:y="10.8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7cm" svg:y="10.197cm">
            <draw:text-box>
              <text:p><text:span text:style-name="T1">The user</text:span></text:p>
            </draw:text-box>
          </draw:frame>
        </draw:g>
        <draw:g>
          <draw:frame draw:style-name="gr4" draw:text-style-name="P3" draw:layer="layout" svg:width="3.168cm" svg:height="1.543cm" svg:x="2.955cm" svg:y="10.1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3.491cm" svg:y="10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6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3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3cm" svg:y="11.1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4cm" svg:y="11.2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6cm" svg:y="11.5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7cm" svg:y="11.9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3cm" svg:y="10.197cm">
            <draw:text-box>
              <text:p><text:span text:style-name="T1">ExecutionBroker</text:span></text:p>
            </draw:text-box>
          </draw:frame>
          <draw:g>
            <draw:custom-shape draw:style-name="gr11" draw:text-style-name="P11" draw:layer="layout" svg:width="0.291cm" svg:height="1.719cm" svg:x="5.81cm" svg:y="10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8cm" svg:y="10.7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216cm" svg:y="11.345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7.841cm" svg:y="11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3cm" svg:y="10.198cm">
            <draw:text-box>
              <text:p><text:span text:style-name="T1">Execution platform</text:span></text:p>
            </draw:text-box>
          </draw:frame>
          <draw:g>
            <draw:frame draw:style-name="gr3" draw:text-style-name="P2" draw:layer="layout" svg:width="0.875cm" svg:height="0.882cm" svg:x="12.481cm" svg:y="10.7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8cm" svg:y="10.8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9cm" svg:y="10.6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5cm" svg:y="11.5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9cm" svg:y="11.7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5cm" svg:y="12.5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4cm" svg:y="12.4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5cm" svg:y="13.3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4cm" svg:y="13.4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3cm" svg:y="13.1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3cm" svg:y="10.198cm">
            <draw:text-box>
              <text:p><text:span text:style-name="T1">ExecutionWorker</text:span></text:p>
            </draw:text-box>
          </draw:frame>
          <draw:g>
            <draw:custom-shape draw:style-name="gr11" draw:text-style-name="P11" draw:layer="layout" svg:width="0.291cm" svg:height="1.719cm" svg:x="9.21cm" svg:y="10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8cm" svg:y="10.7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6cm" svg:y="11.346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1.241cm" svg:y="11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0" draw:text-style-name="P14" draw:layer="layout" svg:width="5.43cm" svg:height="0.962cm" svg:x="1.27cm" svg:y="1.362cm">
          <draw:text-box>
            <text:p>General overview</text:p>
          </draw:text-box>
        </draw:frame>
        <draw:frame draw:style-name="gr21" draw:text-style-name="P14" draw:layer="layout" svg:width="4.659cm" svg:height="0.962cm" svg:x="1.27cm" svg:y="9.162cm">
          <draw:text-box>
            <text:p>This document</text:p>
          </draw:text-box>
        </draw:frame>
        <draw:custom-shape draw:style-name="gr22" draw:text-style-name="P15" draw:layer="layout" svg:width="1.904cm" svg:height="4.191cm" svg:x="1.255cm" svg:y="10.0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699cm" svg:height="4.191cm" svg:x="12.43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6.2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9.6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3.447cm" svg:y="10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4.81cm" svg:y="10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9.851cm" svg:height="3.089cm" svg:x="1.19cm" svg:y="16.6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3" draw:layer="layout" svg:width="3.168cm" svg:height="1.543cm" svg:x="1.256cm" svg:y="16.7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1.792cm" svg:y="17.5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1.847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2.834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2.884cm" svg:y="17.7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1.841cm" svg:y="1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2.837cm" svg:y="18.1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2.688cm" svg:y="18.5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3.884cm" svg:y="16.797cm">
            <draw:text-box>
              <text:p><text:span text:style-name="T1">ExecutionBroker</text:span></text:p>
            </draw:text-box>
          </draw:frame>
          <draw:g>
            <draw:custom-shape draw:style-name="gr11" draw:text-style-name="P11" draw:layer="layout" svg:width="0.291cm" svg:height="1.719cm" svg:x="4.111cm" svg:y="17.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4.329cm" svg:y="17.3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4.517cm" svg:y="17.945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6.142cm" svg:y="18.4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5.426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5.426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4.751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4.751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7.284cm" svg:y="16.798cm">
            <draw:text-box>
              <text:p><text:span text:style-name="T1">ExecutionWorker</text:span></text:p>
            </draw:text-box>
          </draw:frame>
          <draw:g>
            <draw:custom-shape draw:style-name="gr11" draw:text-style-name="P11" draw:layer="layout" svg:width="0.291cm" svg:height="1.719cm" svg:x="7.511cm" svg:y="17.4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7.729cm" svg:y="17.3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7.917cm" svg:y="17.946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9.542cm" svg:y="18.4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8.826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8.826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8.151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8.151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8" draw:text-style-name="P14" draw:layer="layout" svg:width="5.362cm" svg:height="0.962cm" svg:x="1.271cm" svg:y="15.762cm">
          <draw:text-box>
            <text:p>This specification</text:p>
          </draw:text-box>
        </draw:frame>
        <draw:custom-shape draw:style-name="gr24" draw:text-style-name="P15" draw:layer="layout" svg:width="2.794cm" svg:height="1.524cm" svg:x="4.5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7.9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1.748cm" svg:y="17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3.111cm" svg:y="17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3" draw:layer="layout" svg:width="3.644cm" svg:height="1.543cm" svg:x="8.982cm" svg:y="2.299cm">
            <draw:text-box>
              <text:p><text:span text:style-name="T1">Data discovery</text:span></text:p>
            </draw:text-box>
          </draw:frame>
          <draw:g>
            <draw:custom-shape draw:style-name="gr11" draw:text-style-name="P11" draw:layer="layout" svg:width="0.291cm" svg:height="1.719cm" svg:x="9.209cm" svg:y="2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2.849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5cm" svg:y="3.447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1.24cm" svg:y="3.936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5.782cm" svg:y="2.3cm">
            <draw:text-box>
              <text:p><text:span text:style-name="T1">Software discovery</text:span></text:p>
            </draw:text-box>
          </draw:frame>
          <draw:g>
            <draw:custom-shape draw:style-name="gr11" draw:text-style-name="P11" draw:layer="layout" svg:width="0.291cm" svg:height="1.719cm" svg:x="6.009cm" svg:y="2.9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227cm" svg:y="2.85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415cm" svg:y="3.448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8.04cm" svg:y="3.93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324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324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649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649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2" draw:style-name="dp1" draw:master-page-name="Empty_25_20diagram">
        <draw:g>
          <draw:frame draw:style-name="gr19" draw:text-style-name="P3" draw:layer="layout" svg:width="2.875cm" svg:height="0.645cm" svg:x="8.243cm" svg:y="2.245cm">
            <draw:text-box>
              <text:p><text:span text:style-name="T1">Data discovery</text:span></text:p>
            </draw:text-box>
          </draw:frame>
          <draw:g>
            <draw:custom-shape draw:style-name="gr11" draw:text-style-name="P11" draw:layer="layout" svg:width="0.291cm" svg:height="1.719cm" svg:x="8.47cm" svg:y="2.8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8.688cm" svg:y="2.795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8.876cm" svg:y="3.293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0.501cm" svg:y="3.78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9.785cm" svg:y="4.0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9.785cm" svg:y="3.77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11cm" svg:y="4.0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11cm" svg:y="3.77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frame draw:style-name="gr19" draw:text-style-name="P3" draw:layer="layout" svg:width="3.533cm" svg:height="0.645cm" svg:x="4.943cm" svg:y="2.246cm">
            <draw:text-box>
              <text:p><text:span text:style-name="T1">Software discovery</text:span></text:p>
            </draw:text-box>
          </draw:frame>
          <draw:g>
            <draw:custom-shape draw:style-name="gr11" draw:text-style-name="P11" draw:layer="layout" svg:width="0.291cm" svg:height="1.719cm" svg:x="5.17cm" svg:y="2.8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5.388cm" svg:y="2.796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5.576cm" svg:y="3.294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7.201cm" svg:y="3.78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6.485cm" svg:y="4.0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6.485cm" svg:y="3.77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5.81cm" svg:y="4.0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5.81cm" svg:y="3.77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frame draw:style-name="gr4" draw:text-style-name="P3" draw:layer="layout" svg:width="3.168cm" svg:height="1.543cm" svg:x="1.917cm" svg:y="3.844cm">
              <draw:text-box>
                <text:p><text:span text:style-name="T1">Client software</text:span></text:p>
              </draw:text-box>
            </draw:frame>
            <draw:g>
              <draw:custom-shape draw:style-name="gr5" draw:text-style-name="P4" draw:layer="layout" svg:width="1.294cm" svg:height="1.197cm" svg:x="2.453cm" svg:y="4.5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6" draw:text-style-name="P5" draw:layer="layout" svg:width="0.949cm" svg:height="0.144cm" svg:x="2.508cm" svg:y="4.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198cm" svg:height="0.144cm" svg:x="3.495cm" svg:y="4.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7" draw:layer="layout" svg:width="0.095cm" svg:height="0.096cm" svg:x="3.545cm" svg:y="4.764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8" draw:layer="layout" svg:width="0.949cm" svg:height="0.456cm" svg:x="2.502cm" svg:y="4.91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10" draw:layer="layout" svg:width="0.199cm" svg:height="0.142cm" svg:x="3.498cm" svg:y="5.233cm">
                  <text:p text:style-name="P9"><text:span text:style-name="T2">ed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0" draw:text-style-name="P10" draw:layer="layout" svg:width="0.348cm" svg:height="0.144cm" svg:x="3.349cm" svg:y="5.568cm">
                <text:p text:style-name="P9"><text:span text:style-name="T2">subm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29" draw:text-style-name="P14" draw:layer="layout" svg:width="2.682cm" svg:height="0.806cm" svg:x="2.061cm" svg:y="2.046cm">
            <draw:text-box>
              <text:p><text:span text:style-name="T5">Discovery</text:span></text:p>
            </draw:text-box>
          </draw:frame>
          <draw:frame draw:style-name="gr30" draw:text-style-name="P14" draw:layer="layout" svg:width="4.477cm" svg:height="0.806cm" svg:x="5.546cm" svg:y="5.475cm">
            <draw:text-box>
              <text:p><text:span text:style-name="T5">Execution request</text:span></text:p>
            </draw:text-box>
          </draw:frame>
          <draw:g>
            <draw:custom-shape draw:style-name="gr31" draw:text-style-name="P11" draw:layer="layout" svg:width="2.087cm" svg:height="2.4cm" svg:x="6.074cm" svg:y="6.346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2" draw:text-style-name="P16" draw:layer="layout" svg:width="2.32cm" svg:height="1.351cm" svg:x="6.061cm" svg:y="6.523cm">
              <draw:text-box>
                <text:p><text:span text:style-name="T6">executable:</text:span></text:p>
                <text:p><text:span text:style-name="T6"><text:s text:c="2"/>…</text:span><text:span text:style-name="T6">.</text:span></text:p>
                <text:p><text:span text:style-name="T6">resources:</text:span></text:p>
                <text:p><text:span text:style-name="T6"><text:s text:c="2"/>…</text:span><text:span text:style-name="T6">.</text:span></text:p>
              </draw:text-box>
            </draw:frame>
          </draw:g>
          <draw:custom-shape draw:style-name="gr33" draw:text-style-name="P11" draw:layer="layout" svg:width="1.216cm" svg:height="0.4cm" draw:transform="rotate (0.417657290002243) translate (3.816cm 4.651cm)">
            <text:p/>
            <draw:enhanced-geometry svg:viewBox="0 0 21600 21600" draw:text-areas="?f5 ?f1 ?f6 ?f3" draw:type="left-right-arrow" draw:modifiers="2953.69852059176 7056.3591022443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4" draw:text-style-name="P11" draw:layer="layout" svg:width="2.2cm" svg:height="0.5cm" draw:transform="rotate (-0.574213323906134) translate (4.114cm 5.446cm)">
            <text:p/>
            <draw:enhanced-geometry svg:viewBox="0 0 21600 21600" draw:text-areas="0 ?f0 ?f5 ?f2" draw:type="right-arrow" draw:modifiers="17056.2471603816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7" draw:layer="layout" svg:width="2.58cm" svg:height="1.337cm" svg:x="8.843cm" svg:y="3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2.58cm" svg:height="1.524cm" svg:x="5.577cm" svg:y="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1" draw:layer="layout" svg:width="4.569cm" svg:height="0.4cm" draw:transform="rotate (0.224274808881271) translate (3.875cm 5.017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19" draw:text-style-name="P3" draw:layer="layout" svg:width="2.844cm" svg:height="0.645cm" svg:x="1.956cm" svg:y="12.5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2cm" svg:y="13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7cm" svg:y="13.5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4cm" svg:y="13.5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4cm" svg:y="13.6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1cm" svg:y="13.7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7cm" svg:y="14.0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88cm" svg:y="14.4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cm" svg:y="12.497cm">
            <draw:text-box>
              <text:p><text:span text:style-name="T1">ExecutionBroker</text:span></text:p>
            </draw:text-box>
          </draw:frame>
          <draw:custom-shape draw:style-name="gr11" draw:text-style-name="P11" draw:layer="layout" svg:width="0.291cm" svg:height="1.719cm" svg:x="6.611cm" svg:y="13.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4cm" svg:height="1.543cm" svg:x="6.3cm" svg:y="9.798cm">
            <draw:text-box>
              <text:p><text:span text:style-name="T1">ExecutionBroker</text:span></text:p>
            </draw:text-box>
          </draw:frame>
          <draw:custom-shape draw:style-name="gr11" draw:text-style-name="P11" draw:layer="layout" svg:width="0.291cm" svg:height="1.719cm" svg:x="6.611cm" svg:y="10.4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6.3cm" svg:y="15.298cm">
            <draw:text-box>
              <text:p><text:span text:style-name="T1">ExecutionBroker</text:span></text:p>
            </draw:text-box>
          </draw:frame>
          <draw:custom-shape draw:style-name="gr11" draw:text-style-name="P11" draw:layer="layout" svg:width="0.291cm" svg:height="1.719cm" svg:x="6.611cm" svg:y="15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1" draw:layer="layout" svg:width="2.912cm" svg:height="0.4cm" draw:transform="rotate (0.822399143539728) translate (4.235cm 13.431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9" draw:text-style-name="P11" draw:layer="layout" svg:width="2.912cm" svg:height="0.4cm" draw:transform="rotate (0.822399143539728) translate (4.236cm 16.432cm)">
            <text:p/>
            <draw:enhanced-geometry svg:viewBox="0 0 21600 21600" draw:mirror-vertical="true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0" draw:text-style-name="P11" draw:layer="layout" svg:width="2.126cm" svg:height="0.4cm" svg:x="4.3cm" svg:y="13.801cm">
            <text:p/>
            <draw:enhanced-geometry svg:viewBox="0 0 21600 21600" draw:mirror-vertical="true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1" draw:text-style-name="P11" draw:layer="layout" svg:width="0.79cm" svg:height="1.15cm" svg:x="4.414cm" svg:y="1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custom-shape draw:style-name="gr42" draw:text-style-name="P11" draw:layer="layout" svg:width="0.799cm" svg:height="1.175cm" svg:x="7.314cm" svg:y="10.8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3" draw:text-style-name="P18" draw:layer="layout" svg:width="2.244cm" svg:height="0.497cm" svg:x="6.856cm" svg:y="10.3cm">
              <draw:text-box>
                <text:p><text:span text:style-name="T7">YES, offers[]</text:span></text:p>
              </draw:text-box>
            </draw:frame>
            <draw:custom-shape draw:style-name="gr44" draw:text-style-name="P11" draw:layer="layout" svg:width="0.801cm" svg:height="1.175cm" svg:x="7.639cm" svg:y="10.98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2" draw:text-style-name="P11" draw:layer="layout" svg:width="0.799cm" svg:height="1.175cm" svg:x="7.965cm" svg:y="11.16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custom-shape draw:style-name="gr42" draw:text-style-name="P11" draw:layer="layout" svg:width="0.799cm" svg:height="1.175cm" svg:x="7.315cm" svg:y="13.6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11" draw:layer="layout" svg:width="0.801cm" svg:height="1.175cm" svg:x="7.64cm" svg:y="13.78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2" draw:text-style-name="P11" draw:layer="layout" svg:width="0.799cm" svg:height="1.175cm" svg:x="7.966cm" svg:y="13.96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6cm" svg:y="15.801cm">
            <draw:text-box>
              <text:p><text:span text:style-name="T7">NO</text:span></text:p>
            </draw:text-box>
          </draw:frame>
          <draw:frame draw:style-name="gr43" draw:text-style-name="P18" draw:layer="layout" svg:width="2.244cm" svg:height="0.497cm" svg:x="6.856cm" svg:y="13.102cm">
            <draw:text-box>
              <text:p><text:span text:style-name="T7">YES, offers[]</text:span></text:p>
            </draw:text-box>
          </draw:frame>
          <draw:frame draw:style-name="gr45" draw:text-style-name="P14" draw:layer="layout" svg:width="4.7cm" svg:height="0.806cm" svg:x="2cm" svg:y="9.7cm">
            <draw:text-box>
              <text:p><text:span text:style-name="T5">Request offers</text:span></text:p>
            </draw:text-box>
          </draw:frame>
          <draw:frame draw:style-name="gr46" draw:text-style-name="P19" draw:layer="layout" svg:width="2.744cm" svg:height="0.569cm" svg:x="3.456cm" svg:y="10.401cm">
            <draw:text-box>
              <text:p><text:span text:style-name="T8">Can I do {this} ?</text:span></text:p>
            </draw:text-box>
          </draw:frame>
        </draw:g>
        <draw:g>
          <draw:frame draw:style-name="gr19" draw:text-style-name="P3" draw:layer="layout" svg:width="2.844cm" svg:height="0.645cm" svg:x="1.957cm" svg:y="19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3cm" svg:y="20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8cm" svg:y="2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5cm" svg:y="2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5cm" svg:y="20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2cm" svg:y="21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8cm" svg:y="21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89cm" svg:y="21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01cm" svg:y="19.797cm">
            <draw:text-box>
              <text:p><text:span text:style-name="T1">ExecutionBroker</text:span></text:p>
            </draw:text-box>
          </draw:frame>
          <draw:custom-shape draw:style-name="gr11" draw:text-style-name="P11" draw:layer="layout" svg:width="0.291cm" svg:height="1.719cm" svg:x="6.612cm" svg:y="20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6.301cm" svg:y="22.598cm">
            <draw:text-box>
              <text:p><text:span text:style-name="T1">ExecutionWorker</text:span></text:p>
            </draw:text-box>
          </draw:frame>
          <draw:custom-shape draw:style-name="gr11" draw:text-style-name="P11" draw:layer="layout" svg:width="0.291cm" svg:height="1.719cm" svg:x="6.612cm" svg:y="23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0.801cm" svg:height="1.175cm" svg:x="7.201cm" svg:y="23.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7cm" svg:y="23.101cm">
            <draw:text-box>
              <text:p><text:span text:style-name="T7">Job ####</text:span></text:p>
            </draw:text-box>
          </draw:frame>
          <draw:frame draw:style-name="gr45" draw:text-style-name="P14" draw:layer="layout" svg:width="4.879cm" svg:height="0.806cm" svg:x="2.001cm" svg:y="19cm">
            <draw:text-box>
              <text:p><text:span text:style-name="T5">Accept offer {####</text:span><text:span text:style-name="T9">}</text:span></text:p>
            </draw:text-box>
          </draw:frame>
          <draw:frame draw:style-name="gr46" draw:text-style-name="P19" draw:layer="layout" svg:width="2.744cm" svg:height="0.569cm" svg:x="4.057cm" svg:y="20.5cm">
            <draw:text-box>
              <text:p><text:span text:style-name="T8">Accept {####}</text:span></text:p>
            </draw:text-box>
          </draw:frame>
          <draw:custom-shape draw:style-name="gr47" draw:text-style-name="P11" draw:layer="layout" svg:width="2.1cm" svg:height="0.5cm" svg:x="4.301cm" svg:y="20.9cm">
            <text:p/>
            <draw:enhanced-geometry svg:viewBox="0 0 21600 21600" draw:text-areas="0 ?f0 ?f5 ?f2" draw:type="right-arrow" draw:modifiers="20284.0552118039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8" draw:text-style-name="P11" draw:layer="layout" svg:width="0.6cm" svg:height="0.4cm" draw:transform="rotate (-1.5707963267949) translate (7.801cm 22.1cm)">
            <text:p/>
            <draw:enhanced-geometry svg:viewBox="0 0 21600 21600" draw:text-areas="0 ?f0 ?f5 ?f2" draw:type="right-arrow" draw:modifiers="16532.4459234609 5655.860349127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11" draw:layer="layout" svg:width="0.801cm" svg:height="1.175cm" svg:x="7.201cm" svg:y="20.8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7cm" svg:y="20.302cm">
            <draw:text-box>
              <text:p><text:span text:style-name="T7">Offer ####</text:span></text:p>
            </draw:text-box>
          </draw:frame>
          <draw:custom-shape draw:style-name="gr49" draw:text-style-name="P11" draw:layer="layout" svg:width="1.9cm" svg:height="0.24cm" draw:transform="rotate (-3.14159265358979) translate (6.201cm 21.639cm)">
            <text:p/>
            <draw:enhanced-geometry svg:viewBox="0 0 21600 21600" draw:text-areas="0 ?f0 ?f5 ?f2" draw:type="right-arrow" draw:modifiers="20284.0552118039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0" draw:text-style-name="P18" draw:layer="layout" svg:width="2.644cm" svg:height="0.433cm" svg:x="4.157cm" svg:y="21.6cm">
            <draw:text-box>
              <text:p><text:span text:style-name="T10">http://worker/job/####</text:span></text:p>
            </draw:text-box>
          </draw:frame>
          <draw:line draw:style-name="gr51" draw:text-style-name="P2" draw:layer="layout" svg:x1="5.401cm" svg:y1="22cm" svg:x2="7.601cm" svg:y2="24.1cm">
            <text:p/>
          </draw:line>
        </draw:g>
      </draw:page>
      <draw:page draw:name="page3" draw:style-name="dp1" draw:master-page-name="Empty_25_20diagram">
        <draw:g>
          <draw:frame draw:style-name="gr19" draw:text-style-name="P3" draw:layer="layout" svg:width="2.844cm" svg:height="0.645cm" svg:x="1.958cm" svg:y="2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4cm" svg:y="3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9cm" svg:y="3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6cm" svg:y="3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6cm" svg:y="3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3cm" svg:y="4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9cm" svg:y="4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cm" svg:y="4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02cm" svg:y="2.797cm">
            <draw:text-box>
              <text:p><text:span text:style-name="T1">ExecutionBroker</text:span></text:p>
            </draw:text-box>
          </draw:frame>
          <draw:custom-shape draw:style-name="gr11" draw:text-style-name="P11" draw:layer="layout" svg:width="0.291cm" svg:height="1.719cm" svg:x="6.613cm" svg:y="3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6.302cm" svg:y="5.598cm">
            <draw:text-box>
              <text:p><text:span text:style-name="T1">ExecutionWorker</text:span></text:p>
            </draw:text-box>
          </draw:frame>
          <draw:custom-shape draw:style-name="gr11" draw:text-style-name="P11" draw:layer="layout" svg:width="0.291cm" svg:height="1.719cm" svg:x="6.613cm" svg:y="6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0.801cm" svg:height="1.175cm" svg:x="7.202cm" svg:y="6.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8cm" svg:y="6.101cm">
            <draw:text-box>
              <text:p><text:span text:style-name="T7">Job ####</text:span></text:p>
            </draw:text-box>
          </draw:frame>
          <draw:frame draw:style-name="gr45" draw:text-style-name="P14" draw:layer="layout" svg:width="4.7cm" svg:height="0.806cm" svg:x="2.002cm" svg:y="2cm">
            <draw:text-box>
              <text:p><text:span text:style-name="T5">Job status </text:span><text:span text:style-name="T9">{####}</text:span></text:p>
            </draw:text-box>
          </draw:frame>
          <draw:custom-shape draw:style-name="gr44" draw:text-style-name="P11" draw:layer="layout" svg:width="0.801cm" svg:height="1.175cm" svg:x="7.202cm" svg:y="3.8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8cm" svg:y="3.302cm">
            <draw:text-box>
              <text:p><text:span text:style-name="T7">Offer ####</text:span></text:p>
            </draw:text-box>
          </draw:frame>
          <draw:custom-shape draw:style-name="gr52" draw:text-style-name="P17" draw:layer="layout" svg:width="3.1cm" svg:height="2.5cm" svg:x="6.207cm" svg:y="2.736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1" draw:layer="layout" svg:width="3cm" svg:height="0.6cm" draw:transform="rotate (-0.753633171011152) translate (4.511cm 4.2cm)">
            <text:p/>
            <draw:enhanced-geometry svg:viewBox="0 0 21600 21600" draw:text-areas="?f5 ?f1 ?f6 ?f3" draw:type="left-right-arrow" draw:modifiers="2231.25624791736 6756.738768718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6" draw:text-style-name="P19" draw:layer="layout" svg:width="2.508cm" svg:height="0.569cm" svg:x="4.1cm" svg:y="5.231cm">
            <draw:text-box>
              <text:p><text:span text:style-name="T8">Status {####} ?</text:span></text:p>
            </draw:text-box>
          </draw:frame>
        </draw:g>
        <draw:g>
          <draw:frame draw:style-name="gr19" draw:text-style-name="P3" draw:layer="layout" svg:width="2.844cm" svg:height="0.645cm" svg:x="1.959cm" svg:y="9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5cm" svg:y="10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5cm" svg:y="1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7cm" svg:y="1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7cm" svg:y="10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4cm" svg:y="11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4cm" svg:y="11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1cm" svg:y="11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3" draw:layer="layout" svg:width="3.4cm" svg:height="1.039cm" svg:x="4.703cm" svg:y="9.897cm">
            <draw:text-box>
              <text:p><text:span text:style-name="T1">ExecutionBroker</text:span></text:p>
            </draw:text-box>
          </draw:frame>
          <draw:custom-shape draw:style-name="gr54" draw:text-style-name="P11" draw:layer="layout" svg:width="0.291cm" svg:height="1cm" svg:x="5.014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4.703cm" svg:y="12.198cm">
            <draw:text-box>
              <text:p><text:span text:style-name="T1">ExecutionWorker</text:span></text:p>
            </draw:text-box>
          </draw:frame>
          <draw:custom-shape draw:style-name="gr55" draw:text-style-name="P11" draw:layer="layout" svg:width="0.291cm" svg:height="0.849cm" svg:x="5.014cm" svg:y="12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4" draw:layer="layout" svg:width="5.597cm" svg:height="0.806cm" svg:x="2.003cm" svg:y="9cm">
            <draw:text-box>
              <text:p><text:span text:style-name="T5">Single web application</text:span></text:p>
            </draw:text-box>
          </draw:frame>
          <draw:frame draw:style-name="gr56" draw:text-style-name="P12" draw:layer="layout" svg:width="1.02cm" svg:height="0.607cm" svg:x="5.205cm" svg:y="12.6cm">
            <draw:text-box>
              <text:p><text:span text:style-name="T3">API</text:span></text:p>
            </draw:text-box>
          </draw:frame>
          <draw:frame draw:style-name="gr13" draw:text-style-name="P13" draw:layer="layout" svg:width="2.547cm" svg:height="0.569cm" svg:x="6.6cm" svg:y="10.885cm">
            <draw:text-box>
              <text:p><text:span text:style-name="T4">implementation</text:span></text:p>
            </draw:text-box>
          </draw:frame>
          <draw:g>
            <draw:custom-shape draw:style-name="gr14" draw:text-style-name="P11" draw:layer="layout" svg:width="0.765cm" svg:height="0.726cm" svg:x="8.225cm" svg:y="11.37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15" draw:text-style-name="P11" draw:layer="layout" svg:width="0.575cm" svg:height="0.453cm" svg:x="7.509cm" svg:y="11.6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1" draw:layer="layout" svg:width="0.575cm" svg:height="0.166cm" svg:x="7.509cm" svg:y="11.3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1" draw:layer="layout" svg:width="0.572cm" svg:height="0.453cm" svg:x="6.834cm" svg:y="11.6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1" draw:layer="layout" svg:width="0.572cm" svg:height="0.166cm" svg:x="6.834cm" svg:y="11.36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6" draw:text-style-name="P12" draw:layer="layout" svg:width="1.02cm" svg:height="0.607cm" svg:x="5.205cm" svg:y="10.401cm">
            <draw:text-box>
              <text:p><text:span text:style-name="T3">API</text:span></text:p>
            </draw:text-box>
          </draw:frame>
          <draw:line draw:style-name="gr57" draw:text-style-name="P2" draw:layer="layout" svg:x1="7.115cm" svg:y1="11.907cm" svg:x2="5.15cm" svg:y2="11.11cm">
            <text:p/>
          </draw:line>
          <draw:line draw:style-name="gr57" draw:text-style-name="P2" draw:layer="layout" svg:x1="7.115cm" svg:y1="11.907cm" svg:x2="5.205cm" svg:y2="13.207cm">
            <text:p/>
          </draw:line>
          <draw:custom-shape draw:style-name="gr58" draw:text-style-name="P17" draw:layer="layout" svg:width="2.7cm" svg:height="2.6cm" svg:x="2.1cm" svg:y="9.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9" draw:text-style-name="P3" draw:layer="layout" svg:width="2.844cm" svg:height="0.645cm" svg:x="1.96cm" svg:y="15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6cm" svg:y="16.5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51cm" svg:y="16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8cm" svg:y="16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8cm" svg:y="16.7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5cm" svg:y="16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41cm" svg:y="17.1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2cm" svg:y="17.5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3" draw:layer="layout" svg:width="3.4cm" svg:height="1.039cm" svg:x="4.704cm" svg:y="15.897cm">
            <draw:text-box>
              <text:p><text:span text:style-name="T1">ExecutionBroker</text:span></text:p>
            </draw:text-box>
          </draw:frame>
          <draw:custom-shape draw:style-name="gr54" draw:text-style-name="P11" draw:layer="layout" svg:width="0.291cm" svg:height="1cm" svg:x="5.015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4" draw:layer="layout" svg:width="6.101cm" svg:height="0.806cm" svg:x="2.004cm" svg:y="15cm">
            <draw:text-box>
              <text:p><text:span text:style-name="T5">Separate micro-services</text:span></text:p>
            </draw:text-box>
          </draw:frame>
          <draw:frame draw:style-name="gr13" draw:text-style-name="P13" draw:layer="layout" svg:width="2.547cm" svg:height="0.569cm" svg:x="6.601cm" svg:y="16.285cm">
            <draw:text-box>
              <text:p><text:span text:style-name="T4">implementation</text:span></text:p>
            </draw:text-box>
          </draw:frame>
          <draw:g>
            <draw:custom-shape draw:style-name="gr14" draw:text-style-name="P11" draw:layer="layout" svg:width="0.765cm" svg:height="0.726cm" svg:x="8.226cm" svg:y="16.77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15" draw:text-style-name="P11" draw:layer="layout" svg:width="0.575cm" svg:height="0.453cm" svg:x="7.51cm" svg:y="17.0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1" draw:layer="layout" svg:width="0.575cm" svg:height="0.166cm" svg:x="7.51cm" svg:y="16.7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1" draw:layer="layout" svg:width="0.572cm" svg:height="0.453cm" svg:x="6.835cm" svg:y="17.0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1" draw:layer="layout" svg:width="0.572cm" svg:height="0.166cm" svg:x="6.835cm" svg:y="16.76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6" draw:text-style-name="P12" draw:layer="layout" svg:width="1.02cm" svg:height="0.607cm" svg:x="5.206cm" svg:y="16.401cm">
            <draw:text-box>
              <text:p><text:span text:style-name="T3">API</text:span></text:p>
            </draw:text-box>
          </draw:frame>
          <draw:line draw:style-name="gr57" draw:text-style-name="P2" draw:layer="layout" svg:x1="7.1cm" svg:y1="17.3cm" svg:x2="5.2cm" svg:y2="17.3cm">
            <text:p/>
          </draw:line>
          <draw:custom-shape draw:style-name="gr58" draw:text-style-name="P17" draw:layer="layout" svg:width="2.7cm" svg:height="2.6cm" svg:x="2.011cm" svg:y="15.646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9" draw:text-style-name="P3" draw:layer="layout" svg:width="3.027cm" svg:height="0.569cm" svg:x="5.604cm" svg:y="17.898cm">
                <draw:text-box>
                  <text:p><text:span text:style-name="T4">ExecutionWorker</text:span></text:p>
                </draw:text-box>
              </draw:frame>
              <draw:custom-shape draw:style-name="gr55" draw:text-style-name="P11" draw:layer="layout" svg:width="0.291cm" svg:height="0.849cm" svg:x="5.915cm" svg:y="18.45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0" draw:text-style-name="P13" draw:layer="layout" svg:width="1.998cm" svg:height="0.489cm" svg:x="6.602cm" svg:y="18.287cm">
                <draw:text-box>
                  <text:p><text:span text:style-name="T11">implementation</text:span></text:p>
                </draw:text-box>
              </draw:frame>
              <draw:g>
                <draw:custom-shape draw:style-name="gr61" draw:text-style-name="P11" draw:layer="layout" svg:width="0.504cm" svg:height="0.532cm" svg:x="7.752cm" svg:y="18.774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62" draw:text-style-name="P11" draw:layer="layout" svg:width="0.379cm" svg:height="0.332cm" svg:x="7.28cm" svg:y="18.97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9cm" svg:height="0.122cm" svg:x="7.28cm" svg:y="18.76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62" draw:text-style-name="P11" draw:layer="layout" svg:width="0.376cm" svg:height="0.332cm" svg:x="6.836cm" svg:y="18.97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6cm" svg:height="0.122cm" svg:x="6.836cm" svg:y="18.766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64" draw:text-style-name="P12" draw:layer="layout" svg:width="1.02cm" svg:height="0.551cm" svg:x="6.041cm" svg:y="18.321cm">
                <draw:text-box>
                  <text:p><text:span text:style-name="T11">API</text:span></text:p>
                </draw:text-box>
              </draw:frame>
              <draw:line draw:style-name="gr65" draw:text-style-name="P2" draw:layer="layout" svg:x1="7.027cm" svg:y1="19.131cm" svg:x2="6.027cm" svg:y2="19.131cm">
                <text:p/>
              </draw:line>
            </draw:g>
            <draw:g>
              <draw:frame draw:style-name="gr59" draw:text-style-name="P3" draw:layer="layout" svg:width="3.027cm" svg:height="0.569cm" svg:x="5.605cm" svg:y="19.399cm">
                <draw:text-box>
                  <text:p><text:span text:style-name="T4">ExecutionWorker</text:span></text:p>
                </draw:text-box>
              </draw:frame>
              <draw:custom-shape draw:style-name="gr55" draw:text-style-name="P11" draw:layer="layout" svg:width="0.291cm" svg:height="0.849cm" svg:x="5.916cm" svg:y="19.9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0" draw:text-style-name="P13" draw:layer="layout" svg:width="1.998cm" svg:height="0.489cm" svg:x="6.603cm" svg:y="19.788cm">
                <draw:text-box>
                  <text:p><text:span text:style-name="T11">implementation</text:span></text:p>
                </draw:text-box>
              </draw:frame>
              <draw:g>
                <draw:custom-shape draw:style-name="gr61" draw:text-style-name="P11" draw:layer="layout" svg:width="0.504cm" svg:height="0.532cm" svg:x="7.753cm" svg:y="20.275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62" draw:text-style-name="P11" draw:layer="layout" svg:width="0.379cm" svg:height="0.332cm" svg:x="7.281cm" svg:y="20.4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9cm" svg:height="0.122cm" svg:x="7.281cm" svg:y="20.26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62" draw:text-style-name="P11" draw:layer="layout" svg:width="0.376cm" svg:height="0.332cm" svg:x="6.837cm" svg:y="20.4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6cm" svg:height="0.122cm" svg:x="6.837cm" svg:y="20.267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64" draw:text-style-name="P12" draw:layer="layout" svg:width="1.02cm" svg:height="0.551cm" svg:x="6.042cm" svg:y="19.822cm">
                <draw:text-box>
                  <text:p><text:span text:style-name="T11">API</text:span></text:p>
                </draw:text-box>
              </draw:frame>
              <draw:line draw:style-name="gr65" draw:text-style-name="P2" draw:layer="layout" svg:x1="7.028cm" svg:y1="20.632cm" svg:x2="6.028cm" svg:y2="20.632cm">
                <text:p/>
              </draw:line>
            </draw:g>
          </draw:g>
        </draw:g>
      </draw:page>
      <draw:page draw:name="page4" draw:style-name="dp1" draw:master-page-name="Empty_25_20diagram">
        <draw:frame draw:style-name="gr19" draw:text-style-name="P3" draw:layer="layout" svg:width="2.844cm" svg:height="0.645cm" svg:x="1.958cm" svg:y="2.897cm">
          <draw:text-box>
            <text:p><text:span text:style-name="T1">Client software</text:span></text:p>
          </draw:text-box>
        </draw:frame>
        <draw:g>
          <draw:custom-shape draw:style-name="gr5" draw:text-style-name="P4" draw:layer="layout" svg:width="1.294cm" svg:height="1.197cm" svg:x="2.794cm" svg:y="3.7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5" draw:layer="layout" svg:width="0.949cm" svg:height="0.144cm" svg:x="2.849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198cm" svg:height="0.144cm" svg:x="3.836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7" draw:layer="layout" svg:width="0.095cm" svg:height="0.096cm" svg:x="3.886cm" svg:y="3.917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" draw:text-style-name="P8" draw:layer="layout" svg:width="0.949cm" svg:height="0.456cm" svg:x="2.843cm" svg:y="4.0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199cm" svg:height="0.142cm" svg:x="3.839cm" svg:y="4.386cm">
              <text:p text:style-name="P9"><text:span text:style-name="T2">ed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0" draw:layer="layout" svg:width="0.348cm" svg:height="0.144cm" svg:x="3.69cm" svg:y="4.721cm">
            <text:p text:style-name="P9"><text:span text:style-name="T2">subm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3" draw:layer="layout" svg:width="3.4cm" svg:height="1.039cm" svg:x="6.302cm" svg:y="2.898cm">
          <draw:text-box>
            <text:p><text:span text:style-name="T1">Execution Worker</text:span></text:p>
          </draw:text-box>
        </draw:frame>
        <draw:custom-shape draw:style-name="gr11" draw:text-style-name="P11" draw:layer="layout" svg:width="0.291cm" svg:height="1.719cm" svg:x="6.613cm" svg:y="3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0.801cm" svg:height="1.175cm" svg:x="7.202cm" svg:y="3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3" draw:text-style-name="P18" draw:layer="layout" svg:width="2.244cm" svg:height="0.497cm" svg:x="6.858cm" svg:y="3.401cm">
          <draw:text-box>
            <text:p><text:span text:style-name="T7">Job ####</text:span></text:p>
          </draw:text-box>
        </draw:frame>
        <draw:custom-shape draw:style-name="gr66" draw:text-style-name="P2" draw:layer="layout" svg:width="7.7cm" svg:height="6.3cm" svg:x="2.002cm" svg:y="2cm">
          <text:p/>
          <draw:enhanced-geometry svg:viewBox="0 0 21600 21600" draw:type="rectangle" draw:enhanced-path="M 0 0 L 21600 0 21600 21600 0 21600 0 0 Z N"/>
        </draw:custom-shape>
        <draw:frame draw:style-name="gr45" draw:text-style-name="P14" draw:layer="layout" svg:width="4.879cm" svg:height="0.806cm" svg:x="2.002cm" svg:y="2cm">
          <draw:text-box>
            <text:p><text:span text:style-name="T5">Job phase</text:span></text:p>
          </draw:text-box>
        </draw:frame>
        <draw:frame draw:style-name="gr46" draw:text-style-name="P19" draw:layer="layout" svg:width="2.744cm" svg:height="0.569cm" svg:x="4.058cm" svg:y="3.5cm">
          <draw:text-box>
            <text:p><text:span text:style-name="T8">Status {####}</text:span></text:p>
          </draw:text-box>
        </draw:frame>
        <draw:custom-shape draw:style-name="gr47" draw:text-style-name="P11" draw:layer="layout" svg:width="2.1cm" svg:height="0.5cm" svg:x="4.302cm" svg:y="3.9cm">
          <text:p/>
          <draw:enhanced-geometry svg:viewBox="0 0 21600 21600" draw:text-areas="0 ?f0 ?f5 ?f2" draw:type="right-arrow" draw:modifiers="20284.0552118039 5561.676646706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0" draw:layer="layout" svg:width="2.672cm" svg:height="1.006cm" svg:x="6.007cm" svg:y="5.992cm">
          <text:p text:style-name="P20"><text:span text:style-name="T12">PEN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0" draw:layer="layout" svg:width="2.672cm" svg:height="1.006cm" svg:x="6.008cm" svg:y="7.289cm">
          <text:p text:style-name="P20"><text:span text:style-name="T12">PEN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04-25T12:21:45.927400945</dc:date>
    <meta:editing-duration>PT3H22M58S</meta:editing-duration>
    <meta:editing-cycles>9</meta:editing-cycles>
    <meta:generator>LibreOffice/7.2.7.2$Linux_X86_64 LibreOffice_project/20$Build-2</meta:generator>
    <meta:document-statistic meta:object-count="440"/>
  </office:meta>
</office:document-meta>
</file>